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style style:name="P2" style:family="paragraph" style:parent-style-name="Text_20_body">
      <style:paragraph-properties fo:text-align="center" style:justify-single-word="false"/>
      <style:text-properties style:font-name="Times" fo:font-size="18pt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4pt"/>
    </style:style>
    <style:style style:name="P4" style:family="paragraph" style:parent-style-name="Text_20_body">
      <style:text-properties style:font-name="Times" fo:font-size="16pt"/>
    </style:style>
    <style:style style:name="P5" style:family="paragraph" style:parent-style-name="Text_20_body">
      <style:text-properties style:font-name="Times" fo:font-size="12pt" fo:font-weight="bold"/>
    </style:style>
    <style:style style:name="P6" style:family="paragraph" style:parent-style-name="Text_20_body">
      <style:paragraph-properties fo:text-align="justify" style:justify-single-word="false"/>
      <style:text-properties style:font-name="Times" fo:font-size="12pt" fo:font-weight="bold"/>
    </style:style>
    <style:style style:name="P7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" fo:font-size="12pt"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Times" fo:font-size="12pt"/>
    </style:style>
    <style:style style:name="P10" style:family="paragraph" style:parent-style-name="Text_20_body">
      <style:paragraph-properties fo:text-align="justify" style:justify-single-word="false"/>
      <style:text-properties style:font-name="Times" fo:font-size="12pt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weight="normal"/>
    </style:style>
    <style:style style:name="P15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style-complex="italic"/>
    </style:style>
    <style:style style:name="P17" style:family="paragraph" style:parent-style-name="Text_20_body">
      <style:paragraph-properties fo:text-align="justify" style:justify-single-word="false"/>
      <style:text-properties fo:font-style="italic" fo:font-weight="bold" style:font-style-asian="italic" style:font-style-complex="italic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style-complex="italic"/>
    </style:style>
    <style:style style:name="T1" style:family="text">
      <style:text-properties style:font-name="Times" fo:font-size="20pt"/>
    </style:style>
    <style:style style:name="T2" style:family="text">
      <style:text-properties style:font-name="Times" fo:font-size="18pt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normal" style:font-weight-complex="normal"/>
    </style:style>
    <style:style style:name="T5" style:family="text">
      <style:text-properties style:font-name="Times" fo:font-size="12pt" style:font-weight-asian="normal" style:font-weight-complex="normal"/>
    </style:style>
    <style:style style:name="T6" style:family="text">
      <style:text-properties style:font-name="Times" fo:font-size="12pt" fo:font-weight="normal" style:font-weight-asian="normal" style:font-weight-complex="normal"/>
    </style:style>
    <style:style style:name="T7" style:family="text">
      <style:text-properties style:font-name="Times" fo:font-size="12pt" fo:font-style="italic" style:font-style-asian="italic" style:font-style-complex="italic"/>
    </style:style>
    <style:style style:name="T8" style:family="text">
      <style:text-properties style:font-name="Times" fo:font-size="12pt" fo:font-style="normal" style:font-style-asian="normal" style:font-weight-asian="normal" style:font-style-complex="normal" style:font-weight-complex="normal"/>
    </style:style>
    <style:style style:name="T9" style:family="text">
      <style:text-properties style:font-name="TimesNewRoman" fo:font-size="20pt"/>
    </style:style>
    <style:style style:name="T10" style:family="text">
      <style:text-properties style:font-name="TimesNewRoman" fo:font-size="18pt"/>
    </style:style>
    <style:style style:name="T11" style:family="text">
      <style:text-properties style:font-name="TimesNewRoman" fo:font-size="12pt"/>
    </style:style>
    <style:style style:name="T12" style:family="text">
      <style:text-properties style:font-name="TimesNewRoman" fo:font-size="12pt" style:font-weight-asian="normal" style:font-weight-complex="normal"/>
    </style:style>
    <style:style style:name="T13" style:family="text">
      <style:text-properties style:font-name="TimesNewRoman" fo:font-size="12pt" fo:font-weight="normal" style:font-weight-asian="normal" style:font-weight-complex="normal"/>
    </style:style>
    <style:style style:name="T14" style:family="text">
      <style:text-properties style:font-name="TimesNewRoman,Bold"/>
    </style:style>
    <style:style style:name="T15" style:family="text">
      <style:text-properties style:font-name="TimesNewRoman,Bold" fo:font-size="12pt"/>
    </style:style>
    <style:style style:name="T16" style:family="text">
      <style:text-properties style:font-name="TimesNewRoman,Bold" fo:font-size="12pt" fo:font-weight="bold" style:font-weight-asian="normal" style:font-weight-complex="normal"/>
    </style:style>
    <style:style style:name="T17" style:family="text">
      <style:text-properties style:font-name="Segoe UI" fo:font-size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olitechnika Koszali</text:span><text:span text:style-name="T9">ń</text:span><text:span text:style-name="T1">ska </text:span></text:p>
      <text:p text:style-name="P2">Wydział Elektroniki i Informatyki </text:p>
      <text:p text:style-name="P2"/>
      <text:p text:style-name="P2"/>
      <text:p text:style-name="P2">Sprawozdanie do projektu z przedmiotu: </text:p>
      <text:p text:style-name="P2"/>
      <text:p text:style-name="P2"/>
      <text:p text:style-name="P11">„<text:span text:style-name="T2">Zastosowania Sztucznej Inteligencji” </text:span></text:p>
      <text:p text:style-name="P3">Semestr V, Studia Dzienne</text:p>
      <text:p text:style-name="P3">Kierunek: Informatyka </text:p>
      <text:p text:style-name="P3">Rok akademicki 2016/2017 </text:p>
      <text:p text:style-name="P2"/>
      <text:p text:style-name="P2"/>
      <text:p text:style-name="P2"/>
      <text:p text:style-name="P11"><text:span text:style-name="T2">Temat projektu: </text:span><text:span text:style-name="T2">Aplikacja symulująca system ogrzewania wody</text:span><text:span text:style-name="T2"> przy u</text:span><text:span text:style-name="T10">ż</text:span><text:span text:style-name="T2">yciu </text:span><text:span text:style-name="T2">logiki rozmytej</text:span><text:span text:style-name="T2"> </text:span></text:p>
      <text:p text:style-name="P4"/>
      <text:p text:style-name="P4"/>
      <text:p text:style-name="P4"/>
      <text:p text:style-name="P4"/>
      <text:p text:style-name="P4">Projekt wykonali:<text:line-break/>Adrian Kubała (nr indeksu U-10444)</text:p>
      <text:p text:style-name="P4">Marek Kowalonek (nr indeksu U-10495)</text:p>
      <text:p text:style-name="P4"><text:soft-page-break/>Wojciech Lejk (nr indeksu U-10450)</text:p>
      <text:p text:style-name="P4">Data: 09.01.2017 r.</text:p>
      <text:p text:style-name="P4"/>
      <text:p text:style-name="P5">1. Wprowadzenie </text:p>
      <text:p text:style-name="P15"><text:span text:style-name="T3"><text:tab/>We wprowadzeniu powinny si</text:span><text:span text:style-name="T11">ę </text:span><text:span text:style-name="T3">znale</text:span><text:span text:style-name="T11">źć </text:span><text:span text:style-name="T3">ogólne informacje na temat projektu. Główne jego cele, przyj</text:span><text:span text:style-name="T11">ę</text:span><text:span text:style-name="T3">te zało</text:span><text:span text:style-name="T11">ż</text:span><text:span text:style-name="T3">enia i ograniczenia. Wprowadzenie powinno ukaza</text:span><text:span text:style-name="T11">ć </text:span><text:span text:style-name="T3">czytelnikowi typ problemu (jaki b</text:span><text:span text:style-name="T11">ę</text:span><text:span text:style-name="T3">dzie rozwi</text:span><text:span text:style-name="T11">ą</text:span><text:span text:style-name="T3">zywany), technik</text:span><text:span text:style-name="T11">ę </text:span><text:span text:style-name="T3">(lub techniki) sztucznej inteligencji wykorzystane w projekcie. Wprowadzenie powinno równie</text:span><text:span text:style-name="T11">ż </text:span><text:span text:style-name="T3">uzasadni</text:span><text:span text:style-name="T11">ć</text:span><text:span text:style-name="T3">, dlaczego zastosowano akurat tak</text:span><text:span text:style-name="T11">ą </text:span><text:span text:style-name="T3">a nie inn</text:span><text:span text:style-name="T11">ą </text:span><text:span text:style-name="T3">technik</text:span><text:span text:style-name="T11">ę </text:span><text:span text:style-name="T3">sztucznej inteligencji do rozwi</text:span><text:span text:style-name="T11">ą</text:span><text:span text:style-name="T3">zania zadanego problemu. </text:span></text:p>
      <text:p text:style-name="P12"><text:span text:style-name="T3"><text:tab/>Celem naszego projektu było wykonanie aplikacji symulującej system ogrzewania wody w gospodarstwie domowym. Do tego celu zastosowana została logika rozmyta, a program napisany jest w języku Java, przy użyciu biblioteki JfreeChart. Wybrano taką technologię, gdyż w najbardziej przejrzysty i klarowny sposób umożliwia rozwiązanie naszego problemu.</text:span></text:p>
      <text:p text:style-name="P12"><text:span text:style-name="T3"><text:tab/>Na potrzeby projektu wykorzystaliśmy 2 zmienne lingwistyczne: temperatura otoczenia oraz temperatura bojlera. Każda ze zmiennych składa się natomiast z 5 termów.</text:span></text:p>
      <text:p text:style-name="P12"><text:span text:style-name="T3">Siła ogrzewania naszego pieca, będzie zatem zależała od temperatury otoczenia, co definiują przyjęte przez nas reguły. Piec w naszym projekcie przyjmuje wartości temperatury wody w zakresie od 7 do 75</text:span><text:span text:style-name="T17">°</text:span><text:span text:style-name="T3">C.</text:span></text:p>
      <text:p text:style-name="P12"><text:span text:style-name="T3"><text:tab/>Problem, zawarty w projekcie polega na zautomatyzowaniu działa pieca, tak, aby podgrzewał wodę do określonej temperatury, w zależności od temperatury otoczenia.</text:span></text:p>
      <text:p text:style-name="P9"/>
      <text:p text:style-name="P6">2. Opis rozwi<text:span text:style-name="T14">ą</text:span>zywanego problemu</text:p>
      <text:p text:style-name="P16"><text:span text:style-name="T5">W punkcie drugim powinien si</text:span><text:span text:style-name="T12">ę </text:span><text:span text:style-name="T5">znale</text:span><text:span text:style-name="T12">źć </text:span><text:span text:style-name="T5">szczegółowy opis rozwi</text:span><text:span text:style-name="T12">ą</text:span><text:span text:style-name="T5">zywanego problemu. </text:span></text:p>
      <text:p text:style-name="P16"><draw:frame draw:style-name="fr1" draw:name="Obiekt1" text:anchor-type="paragraph" svg:x="5.828cm" svg:y="0.635cm" svg:width="5.796cm" svg:height="6.99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8">Do rozwiązania głównego problemu naszego projektu skonstruowaliśmy następujący zbiór reguł:</text:span></text:p>
      <text:p text:style-name="P16"><text:span text:style-name="T8"/></text:p>
      <text:p text:style-name="P16"><text:soft-page-break/><text:span text:style-name="T8"/></text:p>
      <text:p text:style-name="P10"/>
      <text:p text:style-name="P7"/>
      <text:p text:style-name="P14"><text:span text:style-name="T4">3. </text:span><text:span text:style-name="T4">Opis techniki sztucznej inteligencji u</text:span><text:span text:style-name="T16">ż</text:span><text:span text:style-name="T4">ytej w tworzonym projekcie</text:span></text:p>
      <text:p text:style-name="P16"><text:span text:style-name="T5">W punkcie trzecim powinien si</text:span><text:span text:style-name="T12">ę </text:span><text:span text:style-name="T5">znale</text:span><text:span text:style-name="T12">źć </text:span><text:span text:style-name="T5">szczegółowy opis zastosowanej techniki sztucznej inteligencji w aspekcie rozwi</text:span><text:span text:style-name="T12">ą</text:span><text:span text:style-name="T5">zywanego problemu. </text:span></text:p>
      <text:p text:style-name="P10"/>
      <text:p text:style-name="P10"/>
      <text:p text:style-name="P13"><text:span text:style-name="T3">4. </text:span><text:span text:style-name="T3">Diagram przypadków u</text:span><text:span text:style-name="T15">ż</text:span><text:span text:style-name="T3">ycia utworzonej aplikacji</text:span></text:p>
      <text:p text:style-name="P16"><text:span text:style-name="T5">W punkcie czwartym powinien si</text:span><text:span text:style-name="T12">ę </text:span><text:span text:style-name="T5">znale</text:span><text:span text:style-name="T12">źć </text:span><text:span text:style-name="T5">diagram przypadków u</text:span><text:span text:style-name="T12">ż</text:span><text:span text:style-name="T5">ycia dla utworzonej aplikacji. </text:span></text:p>
      <text:p text:style-name="P10"/>
      <text:p text:style-name="P10"/>
      <text:p text:style-name="P13"><text:span text:style-name="T3">5. </text:span><text:span text:style-name="T3">Diagram klas utworzonej aplikacji</text:span></text:p>
      <text:p text:style-name="P15"><text:span text:style-name="T3">W punkcie pi</text:span><text:span text:style-name="T11">ą</text:span><text:span text:style-name="T3">tym powinien si</text:span><text:span text:style-name="T11">ę </text:span><text:span text:style-name="T3">znale</text:span><text:span text:style-name="T11">źć </text:span><text:span text:style-name="T3">diagram klas utworzonej aplikacji, krótki opis poszczególnych klas oraz metod. </text:span></text:p>
      <text:p text:style-name="P8"/>
      <text:p text:style-name="P8"/>
      <text:p text:style-name="P13"><text:span text:style-name="T3">6. </text:span><text:span text:style-name="T3">Opis utworzonej aplikacji – dokumentacja u</text:span><text:span text:style-name="T15">ż</text:span><text:span text:style-name="T3">ytkownika</text:span></text:p>
      <text:p text:style-name="P17"><text:span text:style-name="T6">W punkcie szóstym powinien si</text:span><text:span text:style-name="T13">ę </text:span><text:span text:style-name="T6">znale</text:span><text:span text:style-name="T13">źć </text:span><text:span text:style-name="T6">opis aplikacji od strony u</text:span><text:span text:style-name="T13">ż</text:span><text:span text:style-name="T6">ytkownika. </text:span></text:p>
      <text:p text:style-name="P10"/>
      <text:p text:style-name="P8">7. Podsumowanie</text:p>
      <text:p text:style-name="P12"><text:span text:style-name="T7">Projekt został wykonany bez większych problemów. Efektem jego pracy jest zautomatyzowana prac pieca. W dalszym etapie prac, można by go rozwijać pod kątem ustawienia konkretnej temperatury wody, według potrzeb użytkownika (prysznic, wanna, zlew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Times" svg:font-family="Times"/>
    <style:font-face style:name="TimesNewRoman" svg:font-family="TimesNewRoman"/>
    <style:font-face style:name="TimesNewRoman,Bold" svg:font-family="'TimesNewRoman,Bol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Times" fo:font-size="10pt" fo:font-style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Zastosowania Sztucznej Inteligencji - Projek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5T22:00:32.737125000</meta:creation-date>
    <dc:date>2017-01-02T22:31:33.68</dc:date>
    <meta:editing-duration>PT1H15M55S</meta:editing-duration>
    <meta:editing-cycles>6</meta:editing-cycles>
    <meta:generator>OpenOffice/4.1.2$Win32 OpenOffice.org_project/412m3$Build-9782</meta:generator>
    <meta:document-statistic meta:table-count="0" meta:image-count="0" meta:object-count="1" meta:page-count="3" meta:paragraph-count="32" meta:word-count="372" meta:character-count="29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4" table:style-name="ta1" table:print="false">
        <table:table-column table:style-name="co1" table:number-columns-repeated="43" table:default-cell-style-name="Default"/>
        <table:table-column table:style-name="co2" table:default-cell-style-name="Default"/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43"/>
          <table:table-cell office:value-type="string">
            <text:p>JEŻELI (TO=B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Ś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W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N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Ś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Ś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Ś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W) THEN (SO=N)</text:p>
          </table:table-cell>
        </table:table-row>
        <table:table-row table:style-name="ro1">
          <table:table-cell table:number-columns-repeated="43"/>
          <table:table-cell office:value-type="string">
            <text:p>JEŻELI (TO=W) AND (TB=B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N) THEN (SO=BW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N) THEN (SO=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Ś) THEN (SO=NO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W) THEN (SO=Brak)</text:p>
          </table:table-cell>
        </table:table-row>
        <table:table-row table:style-name="ro1">
          <table:table-cell table:number-columns-repeated="43"/>
          <table:table-cell office:value-type="string">
            <text:p>JEŻELI (TO=BW) AND (TB=BW) THEN (SO=Brak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.01.2017</text:date>, <text:time>21:56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